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/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P4" style:family="paragraph" style:parent-style-name="Standard">
      <style:paragraph-properties fo:text-align="justify" fo:margin-bottom="0.494cm"/>
    </style:style>
    <style:style style:name="T4_1" style:family="text" style:parent-style-name="Default_20_Paragraph_20_Font"/>
    <style:style style:name="P5" style:family="paragraph" style:parent-style-name="Standard">
      <style:paragraph-properties fo:text-align="justify" fo:margin-bottom="0.494cm"/>
    </style:style>
    <style:style style:name="T5_1" style:family="text" style:parent-style-name="Default_20_Paragraph_20_Font"/>
    <style:style style:name="P6" style:family="paragraph" style:parent-style-name="Standard">
      <style:paragraph-properties fo:text-align="justify" fo:margin-bottom="0.494cm"/>
    </style:style>
    <style:style style:name="T6_1" style:family="text" style:parent-style-name="Default_20_Paragraph_20_Font"/>
    <style:style style:name="P7" style:family="paragraph" style:parent-style-name="Standard">
      <style:paragraph-properties fo:text-align="justify" fo:margin-bottom="0.494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justify" fo:margin-bottom="0.494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justify" fo:margin-bottom="0.494cm"/>
    </style:style>
    <style:style style:name="T9_1" style:family="text" style:parent-style-name="Default_20_Paragraph_20_Font"/>
    <style:style style:name="P10" style:family="paragraph" style:parent-style-name="Standard">
      <style:paragraph-properties fo:text-align="justify" fo:margin-bottom="0.494cm"/>
    </style:style>
    <style:style style:name="T10_1" style:family="text" style:parent-style-name="Default_20_Paragraph_20_Font"/>
    <style:style style:name="P11" style:family="paragraph" style:parent-style-name="Standard">
      <style:paragraph-properties fo:text-align="justify" fo:margin-bottom="0.494cm"/>
    </style:style>
    <style:style style:name="T11_1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/>
    <style:style style:name="P17" style:family="paragraph" style:parent-style-name="Standard">
      <style:paragraph-properties fo:text-align="left" fo:margin-bottom="0.494cm"/>
    </style:style>
    <style:style style:name="T17_1" style:family="text" style:parent-style-name="Default_20_Paragraph_20_Font"/>
    <style:style style:name="Table1" style:family="table">
      <style:table-properties table:align="left" style:width="5.741cm" fo:margin-left="-0.225cm"/>
    </style:style>
    <style:style style:name="Column1" style:family="table-column">
      <style:table-column-properties style:column-width="2.593cm"/>
    </style:style>
    <style:style style:name="Column2" style:family="table-column">
      <style:table-column-properties style:column-width="1.057cm"/>
    </style:style>
    <style:style style:name="Column3" style:family="table-column">
      <style:table-column-properties style:column-width="1.51cm"/>
    </style:style>
    <style:style style:name="Column4" style:family="table-column">
      <style:table-column-properties style:column-width="0.554cm"/>
    </style:style>
    <style:style style:name="Column5" style:family="table-column">
      <style:table-column-properties style:column-width="0.00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18" style:family="paragraph" style:parent-style-name="Standard">
      <style:paragraph-properties fo:text-align="center" fo:margin-bottom="0cm"/>
    </style:style>
    <style:style style:name="T18_1" style:family="text" style:parent-style-name="Default_20_Paragraph_20_Font"/>
    <style:style style:name="Cell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19" style:family="paragraph" style:parent-style-name="Standard">
      <style:paragraph-properties fo:text-align="center" fo:margin-bottom="0cm"/>
    </style:style>
    <style:style style:name="T19_1" style:family="text" style:parent-style-name="Default_20_Paragraph_20_Font"/>
    <style:style style:name="P20" style:family="paragraph" style:parent-style-name="Standard">
      <style:paragraph-properties fo:text-align="center" fo:margin-bottom="0cm"/>
    </style:style>
    <style:style style:name="T20_1" style:family="text" style:parent-style-name="Default_20_Paragraph_20_Font"/>
    <style:style style:name="Cell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Row2" style:family="table-row">
      <style:table-row-properties style:min-row-height="0cm"/>
    </style:style>
    <style:style style:name="Cell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2" style:family="paragraph" style:parent-style-name="Standard">
      <style:paragraph-properties fo:text-align="center" fo:margin-bottom="0cm"/>
    </style:style>
    <style:style style:name="T22_1" style:family="text" style:parent-style-name="Default_20_Paragraph_20_Font"/>
    <style:style style:name="Cell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3" style:family="paragraph" style:parent-style-name="Standard">
      <style:paragraph-properties fo:text-align="center" fo:margin-bottom="0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center" fo:margin-bottom="0cm"/>
    </style:style>
    <style:style style:name="T24_1" style:family="text" style:parent-style-name="Default_20_Paragraph_20_Font"/>
    <style:style style:name="Cell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Row3" style:family="table-row">
      <style:table-row-properties style:min-row-height="0cm"/>
    </style:style>
    <style:style style:name="Cell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6" style:family="paragraph" style:parent-style-name="Standard">
      <style:paragraph-properties fo:text-align="center" fo:margin-bottom="0cm"/>
    </style:style>
    <style:style style:name="T26_1" style:family="text" style:parent-style-name="Default_20_Paragraph_20_Font"/>
    <style:style style:name="Cell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7" style:family="paragraph" style:parent-style-name="Standard">
      <style:paragraph-properties fo:text-align="center" fo:margin-bottom="0cm"/>
    </style:style>
    <style:style style:name="T27_1" style:family="text" style:parent-style-name="Default_20_Paragraph_20_Font"/>
    <style:style style:name="P28" style:family="paragraph" style:parent-style-name="Standard">
      <style:paragraph-properties fo:text-align="center" fo:margin-bottom="0cm"/>
    </style:style>
    <style:style style:name="T28_1" style:family="text" style:parent-style-name="Default_20_Paragraph_20_Font"/>
    <style:style style:name="Cell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Row4" style:family="table-row">
      <style:table-row-properties style:min-row-height="0cm"/>
    </style:style>
    <style:style style:name="Cell1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0" style:family="paragraph" style:parent-style-name="Standard">
      <style:paragraph-properties fo:text-align="center" fo:margin-bottom="0cm"/>
    </style:style>
    <style:style style:name="T30_1" style:family="text" style:parent-style-name="Default_20_Paragraph_20_Font"/>
    <style:style style:name="Cell1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1" style:family="paragraph" style:parent-style-name="Standard">
      <style:paragraph-properties fo:text-align="center" fo:margin-bottom="0cm"/>
    </style:style>
    <style:style style:name="T31_1" style:family="text" style:parent-style-name="Default_20_Paragraph_20_Font"/>
    <style:style style:name="P32" style:family="paragraph" style:parent-style-name="Standard">
      <style:paragraph-properties fo:text-align="center" fo:margin-bottom="0cm"/>
    </style:style>
    <style:style style:name="T32_1" style:family="text" style:parent-style-name="Default_20_Paragraph_20_Font"/>
    <style:style style:name="Cell1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3" style:family="paragraph" style:parent-style-name="Standard">
      <style:paragraph-properties fo:text-align="left" fo:margin-bottom="0cm"/>
    </style:style>
    <style:style style:name="T33_1" style:family="text" style:parent-style-name="Default_20_Paragraph_20_Font"/>
    <style:style style:name="Row5" style:family="table-row">
      <style:table-row-properties style:min-row-height="0cm"/>
    </style:style>
    <style:style style:name="Cell1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4" style:family="paragraph" style:parent-style-name="Standard">
      <style:paragraph-properties fo:text-align="center" fo:margin-bottom="0cm"/>
    </style:style>
    <style:style style:name="T34_1" style:family="text" style:parent-style-name="Default_20_Paragraph_20_Font"/>
    <style:style style:name="Cell1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5" style:family="paragraph" style:parent-style-name="Standard">
      <style:paragraph-properties fo:text-align="center" fo:margin-bottom="0cm"/>
    </style:style>
    <style:style style:name="T35_1" style:family="text" style:parent-style-name="Default_20_Paragraph_20_Font"/>
    <style:style style:name="P36" style:family="paragraph" style:parent-style-name="Standard">
      <style:paragraph-properties fo:text-align="center" fo:margin-bottom="0cm"/>
    </style:style>
    <style:style style:name="T36_1" style:family="text" style:parent-style-name="Default_20_Paragraph_20_Font"/>
    <style:style style:name="Cell1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/>
    <style:style style:name="Row6" style:family="table-row">
      <style:table-row-properties style:min-row-height="0cm"/>
    </style:style>
    <style:style style:name="Cell1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8" style:family="paragraph" style:parent-style-name="Standard">
      <style:paragraph-properties fo:text-align="center" fo:margin-bottom="0cm"/>
    </style:style>
    <style:style style:name="T38_1" style:family="text" style:parent-style-name="Default_20_Paragraph_20_Font"/>
    <style:style style:name="Cell1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39" style:family="paragraph" style:parent-style-name="Standard">
      <style:paragraph-properties fo:text-align="center" fo:margin-bottom="0cm"/>
    </style:style>
    <style:style style:name="T39_1" style:family="text" style:parent-style-name="Default_20_Paragraph_20_Font"/>
    <style:style style:name="P40" style:family="paragraph" style:parent-style-name="Standard">
      <style:paragraph-properties fo:text-align="center" fo:margin-bottom="0cm"/>
    </style:style>
    <style:style style:name="T40_1" style:family="text" style:parent-style-name="Default_20_Paragraph_20_Font"/>
    <style:style style:name="Cell1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/>
    <style:style style:name="Row7" style:family="table-row">
      <style:table-row-properties style:min-row-height="0cm"/>
    </style:style>
    <style:style style:name="Cell1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Cell2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/>
    <style:style style:name="Row8" style:family="table-row">
      <style:table-row-properties style:min-row-height="0cm"/>
    </style:style>
    <style:style style:name="Cell2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Cell2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48" style:family="paragraph" style:parent-style-name="Standard">
      <style:paragraph-properties fo:text-align="left" fo:margin-bottom="0cm"/>
    </style:style>
    <style:style style:name="T48_1" style:family="text" style:parent-style-name="Default_20_Paragraph_20_Font"/>
    <style:style style:name="P49" style:family="paragraph" style:parent-style-name="Standard">
      <style:paragraph-properties fo:text-align="left" fo:margin-bottom="0cm"/>
    </style:style>
    <style:style style:name="T49_1" style:family="text" style:parent-style-name="Default_20_Paragraph_20_Font"/>
    <style:style style:name="Row9" style:family="table-row">
      <style:table-row-properties style:min-row-height="0cm"/>
    </style:style>
    <style:style style:name="Cell2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/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/>
    <style:style style:name="Cell2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/>
    <style:style style:name="P53" style:family="paragraph" style:parent-style-name="Standard">
      <style:paragraph-properties fo:text-align="left" fo:margin-bottom="0cm"/>
    </style:style>
    <style:style style:name="T53_1" style:family="text" style:parent-style-name="Default_20_Paragraph_20_Font"/>
    <style:style style:name="Row10" style:family="table-row">
      <style:table-row-properties style:min-row-height="0cm"/>
    </style:style>
    <style:style style:name="Cell2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/>
    <style:style style:name="P55" style:family="paragraph" style:parent-style-name="Standard">
      <style:paragraph-properties fo:text-align="left" fo:margin-bottom="0cm"/>
    </style:style>
    <style:style style:name="T55_1" style:family="text" style:parent-style-name="Default_20_Paragraph_20_Font"/>
    <style:style style:name="Cell2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/>
    <style:style style:name="P57" style:family="paragraph" style:parent-style-name="Standard">
      <style:paragraph-properties fo:text-align="left" fo:margin-bottom="0cm"/>
    </style:style>
    <style:style style:name="T57_1" style:family="text" style:parent-style-name="Default_20_Paragraph_20_Font"/>
    <style:style style:name="Row11" style:family="table-row">
      <style:table-row-properties style:min-row-height="0cm"/>
    </style:style>
    <style:style style:name="Cell2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58" style:family="paragraph" style:parent-style-name="Standard">
      <style:paragraph-properties fo:text-align="left" fo:margin-bottom="0cm"/>
    </style:style>
    <style:style style:name="T58_1" style:family="text" style:parent-style-name="Default_20_Paragraph_20_Font"/>
    <style:style style:name="P59" style:family="paragraph" style:parent-style-name="Standard">
      <style:paragraph-properties fo:text-align="left" fo:margin-bottom="0cm"/>
    </style:style>
    <style:style style:name="T59_1" style:family="text" style:parent-style-name="Default_20_Paragraph_20_Font"/>
    <style:style style:name="Cell2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/>
    <style:style style:name="P61" style:family="paragraph" style:parent-style-name="Standard">
      <style:paragraph-properties fo:text-align="left" fo:margin-bottom="0cm"/>
    </style:style>
    <style:style style:name="T61_1" style:family="text" style:parent-style-name="Default_20_Paragraph_20_Font"/>
    <style:style style:name="Row12" style:family="table-row">
      <style:table-row-properties style:min-row-height="0cm"/>
    </style:style>
    <style:style style:name="Cell2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/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/>
    <style:style style:name="Cell3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/>
    <style:style style:name="Table2" style:family="table">
      <style:table-properties table:align="left" style:width="5.74cm" fo:margin-left="-0.225cm"/>
    </style:style>
    <style:style style:name="Column6" style:family="table-column">
      <style:table-column-properties style:column-width="2.843cm"/>
    </style:style>
    <style:style style:name="Column7" style:family="table-column">
      <style:table-column-properties style:column-width="2.87cm"/>
    </style:style>
    <style:style style:name="Row13" style:family="table-row">
      <style:table-row-properties style:min-row-height="0cm"/>
    </style:style>
    <style:style style:name="Cell3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6" style:family="paragraph" style:parent-style-name="Standard">
      <style:paragraph-properties fo:text-align="center" fo:margin-bottom="0cm"/>
    </style:style>
    <style:style style:name="T66_1" style:family="text" style:parent-style-name="Default_20_Paragraph_20_Font"/>
    <style:style style:name="Cell3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7" style:family="paragraph" style:parent-style-name="Standard">
      <style:paragraph-properties fo:text-align="center" fo:margin-bottom="0cm"/>
    </style:style>
    <style:style style:name="T67_1" style:family="text" style:parent-style-name="Default_20_Paragraph_20_Font"/>
    <style:style style:name="Row14" style:family="table-row">
      <style:table-row-properties style:min-row-height="0cm"/>
    </style:style>
    <style:style style:name="Cell33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8" style:family="paragraph" style:parent-style-name="Standard">
      <style:paragraph-properties fo:text-align="center" fo:margin-bottom="0cm"/>
    </style:style>
    <style:style style:name="T68_1" style:family="text" style:parent-style-name="Default_20_Paragraph_20_Font"/>
    <style:style style:name="Cell34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69" style:family="paragraph" style:parent-style-name="Standard">
      <style:paragraph-properties fo:text-align="center" fo:margin-bottom="0cm"/>
    </style:style>
    <style:style style:name="T69_1" style:family="text" style:parent-style-name="Default_20_Paragraph_20_Font"/>
    <style:style style:name="Row15" style:family="table-row">
      <style:table-row-properties style:min-row-height="0cm"/>
    </style:style>
    <style:style style:name="Cell35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0" style:family="paragraph" style:parent-style-name="Standard">
      <style:paragraph-properties fo:text-align="center" fo:margin-bottom="0cm"/>
    </style:style>
    <style:style style:name="T70_1" style:family="text" style:parent-style-name="Default_20_Paragraph_20_Font"/>
    <style:style style:name="Cell36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1" style:family="paragraph" style:parent-style-name="Standard">
      <style:paragraph-properties fo:text-align="center" fo:margin-bottom="0cm"/>
    </style:style>
    <style:style style:name="T71_1" style:family="text" style:parent-style-name="Default_20_Paragraph_20_Font"/>
    <style:style style:name="Row16" style:family="table-row">
      <style:table-row-properties style:min-row-height="0cm"/>
    </style:style>
    <style:style style:name="Cell37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2" style:family="paragraph" style:parent-style-name="Standard">
      <style:paragraph-properties fo:text-align="center" fo:margin-bottom="0cm"/>
    </style:style>
    <style:style style:name="T72_1" style:family="text" style:parent-style-name="Default_20_Paragraph_20_Font"/>
    <style:style style:name="Cell38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3" style:family="paragraph" style:parent-style-name="Standard">
      <style:paragraph-properties fo:text-align="center" fo:margin-bottom="0cm"/>
    </style:style>
    <style:style style:name="T73_1" style:family="text" style:parent-style-name="Default_20_Paragraph_20_Font"/>
    <style:style style:name="Row17" style:family="table-row">
      <style:table-row-properties style:min-row-height="0cm"/>
    </style:style>
    <style:style style:name="Cell39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4" style:family="paragraph" style:parent-style-name="Standard">
      <style:paragraph-properties fo:text-align="center" fo:margin-bottom="0cm"/>
    </style:style>
    <style:style style:name="T74_1" style:family="text" style:parent-style-name="Default_20_Paragraph_20_Font"/>
    <style:style style:name="Cell40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5" style:family="paragraph" style:parent-style-name="Standard">
      <style:paragraph-properties fo:text-align="center" fo:margin-bottom="0cm"/>
    </style:style>
    <style:style style:name="T75_1" style:family="text" style:parent-style-name="Default_20_Paragraph_20_Font"/>
    <style:style style:name="Row18" style:family="table-row">
      <style:table-row-properties style:min-row-height="0cm"/>
    </style:style>
    <style:style style:name="Cell41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6" style:family="paragraph" style:parent-style-name="Standard">
      <style:paragraph-properties fo:text-align="center" fo:margin-bottom="0cm"/>
    </style:style>
    <style:style style:name="T76_1" style:family="text" style:parent-style-name="Default_20_Paragraph_20_Font"/>
    <style:style style:name="Cell42" style:family="table-cell">
      <style:table-cell-properties style:vertical-align="top" fo:padding-top="0.212cm" fo:border-top="#000000 0.026cm double" style:border-line-width-top="0.002cm 0.088cm 0.002cm" fo:padding-bottom="0.212cm" fo:border-bottom="#000000 0.026cm double" style:border-line-width-bottom="0.002cm 0.088cm 0.002cm" fo:padding-left="0.212cm" fo:border-left="#000000 0.026cm double" style:border-line-width-left="0.002cm 0.088cm 0.002cm" fo:padding-right="0.212cm" fo:border-right="#000000 0.026cm double" style:border-line-width-right="0.002cm 0.088cm 0.002cm"/>
    </style:style>
    <style:style style:name="P77" style:family="paragraph" style:parent-style-name="Standard">
      <style:paragraph-properties fo:text-align="center" fo:margin-bottom="0cm"/>
    </style:style>
    <style:style style:name="T77_1" style:family="text" style:parent-style-name="Default_20_Paragraph_20_Font"/>
    <style:style style:name="P78" style:family="paragraph" style:parent-style-name="Standard"/>
    <style:style style:name="T78_1" style:family="text" style:parent-style-name="Default_20_Paragraph_20_Font"/>
    <style:style style:name="P79" style:family="paragraph" style:parent-style-name="Standard">
      <style:paragraph-properties fo:text-align="left" fo:margin-bottom="0.494cm"/>
    </style:style>
    <style:style style:name="T79_1" style:family="text" style:parent-style-name="Default_20_Paragraph_20_Font"/>
    <style:style style:name="P80" style:family="paragraph" style:parent-style-name="Standard">
      <style:paragraph-properties fo:text-align="left" fo:margin-bottom="0.494cm"/>
    </style:style>
    <style:style style:name="T80_1" style:family="text" style:parent-style-name="Default_20_Paragraph_20_Font"/>
    <style:style style:name="P81" style:family="paragraph" style:parent-style-name="Standard">
      <style:paragraph-properties fo:text-align="left" fo:margin-bottom="0.494cm"/>
    </style:style>
    <style:style style:name="T81_1" style:family="text" style:parent-style-name="Default_20_Paragraph_20_Font"/>
    <style:style style:name="P82" style:family="paragraph" style:parent-style-name="Standard">
      <style:paragraph-properties fo:text-align="left" fo:margin-bottom="0.494cm"/>
    </style:style>
    <style:style style:name="T82_1" style:family="text" style:parent-style-name="Default_20_Paragraph_20_Font"/>
    <style:style style:name="P83" style:family="paragraph" style:parent-style-name="Standard">
      <style:paragraph-properties fo:text-align="left" fo:margin-bottom="0.494cm"/>
    </style:style>
    <style:style style:name="T83_1" style:family="text" style:parent-style-name="Default_20_Paragraph_20_Font"/>
    <style:style style:name="P84" style:family="paragraph" style:parent-style-name="Standard">
      <style:paragraph-properties fo:text-align="left" fo:margin-bottom="0.494cm"/>
    </style:style>
    <style:style style:name="T84_1" style:family="text" style:parent-style-name="Default_20_Paragraph_20_Font"/>
    <style:style style:name="P85" style:family="paragraph" style:parent-style-name="Standard">
      <style:paragraph-properties fo:text-align="left" fo:margin-bottom="0.494cm"/>
    </style:style>
    <style:style style:name="T85_1" style:family="text" style:parent-style-name="Default_20_Paragraph_20_Font"/>
    <style:style style:name="P86" style:family="paragraph" style:parent-style-name="Standard">
      <style:paragraph-properties fo:text-align="left"/>
    </style:style>
    <style:style style:name="T86_1" style:family="text" style:parent-style-name="Default_20_Paragraph_20_Font"/>
    <style:style style:name="T86_2" style:family="text" style:parent-style-name="Default_20_Paragraph_20_Font"/>
  </office:automatic-styles>
  <office:body>
    <office:text>
      <text:p text:style-name="P1"><text:span text:style-name="T1_1">EXPERIMENTO<text:s/>PAIN<text:s/>20/06/2008<text:s/></text:span></text:p>
      <text:p text:style-name="P2"><text:span text:style-name="T2_1"><text:line-break/></text:span></text:p>
      <text:p text:style-name="P3"><text:span text:style-name="T3_1">Grupo<text:s/>Reserpina<text:s/>/<text:s/>Sibutramina<text:s/></text:span></text:p>
      <text:p text:style-name="P4"><text:span text:style-name="T4_1">Sibutramina<text:s/>(Via<text:s/>Oral)<text:s/></text:span></text:p>
      <text:p text:style-name="P5"><text:span text:style-name="T5_1">Dose:1,5<text:s/>mg/kg<text:s/></text:span></text:p>
      <text:p text:style-name="P6"><text:span text:style-name="T6_1">Vol.:<text:s/>0,3<text:s/>ml<text:s/></text:span></text:p>
      <text:p text:style-name="P7"><text:span text:style-name="T7_1">Preparação:<text:s/>1<text:s/>comprimido<text:s/>de<text:s/>10<text:s/>mg<text:s/>foi<text:s/>dissolvido<text:s/>em<text:s/>8<text:s/>ml<text:s/>de<text:s/>água<text:s/>destilada.<text:s/>A<text:s/>esta<text:s/>preparação<text:s/>foram<text:s/>adicionadas<text:s/>4<text:s/>gotas<text:s/>de<text:s/>HCl<text:s/>e<text:s/>4<text:s/>gotas<text:s/>de<text:s/>NaOH,<text:s/>com<text:s/>pH<text:s/>final<text:s/>igual<text:s/>a<text:s/>5.<text:s/>(Concentração<text:s/>da<text:s/>solução<text:s/>final:<text:s/>1,25<text:s/>mg/ml).<text:s/></text:span></text:p>
      <text:p text:style-name="P8"><text:span text:style-name="T8_1">Reserpina<text:s/>(IP)<text:s/></text:span></text:p>
      <text:p text:style-name="P9"><text:span text:style-name="T9_1">Preparação:<text:s/>22<text:s/>mg<text:s/>de<text:s/>reserpina<text:s/>foram<text:s/>dissolvidos<text:s/>em<text:s/>0,5<text:s/>ml<text:s/>de<text:s/>ácido<text:s/>acético<text:s/>e<text:s/>9,5<text:s/>ml<text:s/>de<text:s/>soro<text:s/>fisiológico,<text:s/>ficando<text:s/>a<text:s/>reserpina<text:s/>totalmente<text:s/>dissolvida<text:s/>na<text:s/>solução<text:s/>final<text:s/>de<text:s/>10<text:s/>ml.<text:s/>No<text:s/>grupo<text:s/>Reserpina<text:s/>/<text:s/>Sibutramina<text:s/>foram<text:s/>utilizados<text:s/>apenas<text:s/>2<text:s/>ml<text:s/>da<text:s/>solução.<text:s/></text:span></text:p>
      <text:p text:style-name="P10"><text:span text:style-name="T10_1">Para<text:s/>o<text:s/>teste<text:s/>com<text:s/>o<text:s/>grupo<text:s/>Reserpina<text:s/>/<text:s/>Sibutramina<text:s/>foram<text:s/>utilizadas<text:s/>as<text:s/>caixas<text:s/>01<text:s/>(média<text:s/>de<text:s/>peso:<text:s/>0,269<text:s/>kg)<text:s/>e<text:s/>02<text:s/>(média<text:s/>de<text:s/>peso:0,230<text:s/>kg).<text:s/>Média<text:s/>utilizada:<text:s/>0,249<text:s/>kg.<text:s/></text:span></text:p>
      <text:p text:style-name="P11"><text:span text:style-name="T11_1">A<text:s/>reserpina<text:s/>foi<text:s/>aplicada<text:s/>às<text:s/>11:<text:s/>30<text:s/>hs,<text:s/>0,2ml<text:s/>intraperitoneal<text:s/>em<text:s/>cada<text:s/>animal,<text:s/>quando<text:s/>ao<text:s/>mesmo<text:s/>tempo<text:s/>teve<text:s/>início<text:s/>o<text:s/>jejum.<text:s/>Às<text:s/>15:30<text:s/>hs<text:s/>foi<text:s/>aplicada<text:s/>a<text:s/>carragenina<text:s/>e<text:s/>a<text:s/>sibutramina<text:s/>e<text:s/>às<text:s/>17:30<text:s/>o<text:s/>teste<text:s/>Hargreaves<text:s/>foi<text:s/>realizado.<text:s/></text:span></text:p>
      <text:p text:style-name="P12"><text:span text:style-name="T12_1"><text:line-break/></text:span></text:p>
      <text:p text:style-name="P13"><text:span text:style-name="T13_1">Carragenina:<text:s/>10<text:s/>mg/ml<text:s/>(SC)<text:s/></text:span></text:p>
      <text:p text:style-name="P14"><text:span text:style-name="T14_1">Vol.:<text:s/>0,1<text:s/>ml<text:s/></text:span></text:p>
      <text:p text:style-name="P15"><text:span text:style-name="T15_1"><text:line-break/></text:span></text:p>
      <text:p text:style-name="P16"><text:span text:style-name="T16_1">Caixa<text:s/>01<text:s/>Caixa<text:s/>02<text:s/></text:span></text:p>
      <text:p text:style-name="P17"><text:span text:style-name="T17_1"><text:line-break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18"><text:span text:style-name="T18_1">RATO<text:s/></text:span></text:p>
          </table:table-cell>
          <table:table-cell table:style-name="Cell2" table:number-columns-spanned="2">
            <text:p text:style-name="P19"><text:span text:style-name="T19_1">TEMPO<text:s/></text:span></text:p>
          </table:table-cell>
          <text:p text:style-name="P20"><text:span text:style-name="T20_1">TEMPO<text:s/></text:span></text:p>
          <table:table-cell table:style-name="Cell3" table:number-columns-spanned="2">
            <text:p text:style-name="P21"><text:span text:style-name="T21_1"><text:line-break/></text:span></text:p>
          </table:table-cell>
        </table:table-row>
        <table:table-row table:style-name="Row2">
          <table:table-cell table:style-name="Cell4">
            <text:p text:style-name="P22"><text:span text:style-name="T22_1">01<text:s/></text:span></text:p>
          </table:table-cell>
          <table:table-cell table:style-name="Cell5" table:number-columns-spanned="2">
            <text:p text:style-name="P23"><text:span text:style-name="T23_1">16,0<text:s/></text:span></text:p>
          </table:table-cell>
          <text:p text:style-name="P24"><text:span text:style-name="T24_1">16,0<text:s/></text:span></text:p>
          <table:table-cell table:style-name="Cell6" table:number-columns-spanned="2">
            <text:p text:style-name="P25"><text:span text:style-name="T25_1"><text:line-break/></text:span></text:p>
          </table:table-cell>
        </table:table-row>
        <table:table-row table:style-name="Row3">
          <table:table-cell table:style-name="Cell7">
            <text:p text:style-name="P26"><text:span text:style-name="T26_1">02<text:s/></text:span></text:p>
          </table:table-cell>
          <table:table-cell table:style-name="Cell8" table:number-columns-spanned="2">
            <text:p text:style-name="P27"><text:span text:style-name="T27_1">21,9<text:s/></text:span></text:p>
          </table:table-cell>
          <text:p text:style-name="P28"><text:span text:style-name="T28_1">21,9<text:s/></text:span></text:p>
          <table:table-cell table:style-name="Cell9" table:number-columns-spanned="2">
            <text:p text:style-name="P29"><text:span text:style-name="T29_1"><text:line-break/></text:span></text:p>
          </table:table-cell>
        </table:table-row>
        <table:table-row table:style-name="Row4">
          <table:table-cell table:style-name="Cell10">
            <text:p text:style-name="P30"><text:span text:style-name="T30_1">03<text:s/></text:span></text:p>
          </table:table-cell>
          <table:table-cell table:style-name="Cell11" table:number-columns-spanned="2">
            <text:p text:style-name="P31"><text:span text:style-name="T31_1">18,2<text:s/></text:span></text:p>
          </table:table-cell>
          <text:p text:style-name="P32"><text:span text:style-name="T32_1">18,2<text:s/></text:span></text:p>
          <table:table-cell table:style-name="Cell12" table:number-columns-spanned="2">
            <text:p text:style-name="P33"><text:span text:style-name="T33_1"><text:line-break/></text:span></text:p>
          </table:table-cell>
        </table:table-row>
        <table:table-row table:style-name="Row5">
          <table:table-cell table:style-name="Cell13">
            <text:p text:style-name="P34"><text:span text:style-name="T34_1">04<text:s/></text:span></text:p>
          </table:table-cell>
          <table:table-cell table:style-name="Cell14" table:number-columns-spanned="2">
            <text:p text:style-name="P35"><text:span text:style-name="T35_1">21,6<text:s/></text:span></text:p>
          </table:table-cell>
          <text:p text:style-name="P36"><text:span text:style-name="T36_1">21,6<text:s/></text:span></text:p>
          <table:table-cell table:style-name="Cell15" table:number-columns-spanned="2">
            <text:p text:style-name="P37"><text:span text:style-name="T37_1"><text:line-break/></text:span></text:p>
          </table:table-cell>
        </table:table-row>
        <table:table-row table:style-name="Row6">
          <table:table-cell table:style-name="Cell16">
            <text:p text:style-name="P38"><text:span text:style-name="T38_1">05<text:s/></text:span></text:p>
          </table:table-cell>
          <table:table-cell table:style-name="Cell17" table:number-columns-spanned="2">
            <text:p text:style-name="P39"><text:span text:style-name="T39_1">17,3<text:s/></text:span></text:p>
          </table:table-cell>
          <text:p text:style-name="P40"><text:span text:style-name="T40_1">17,3<text:s/></text:span></text:p>
          <table:table-cell table:style-name="Cell18" table:number-columns-spanned="2">
            <text:p text:style-name="P41"><text:span text:style-name="T41_1"><text:line-break/></text:span></text:p>
          </table:table-cell>
        </table:table-row>
        <table:table-row table:style-name="Row7">
          <table:table-cell table:style-name="Cell19" table:number-columns-spanned="2">
            <text:p text:style-name="P42"><text:span text:style-name="T42_1"><text:line-break/></text:span></text:p>
          </table:table-cell>
          <text:p text:style-name="P43"><text:span text:style-name="T43_1"><text:line-break/></text:span></text:p>
          <table:table-cell table:style-name="Cell20" table:number-columns-spanned="2">
            <text:p text:style-name="P44"><text:span text:style-name="T44_1"><text:line-break/></text:span></text:p>
          </table:table-cell>
          <text:p text:style-name="P45"><text:span text:style-name="T45_1"><text:line-break/></text:span></text:p>
        </table:table-row>
        <table:table-row table:style-name="Row8">
          <table:table-cell table:style-name="Cell21" table:number-columns-spanned="2">
            <text:p text:style-name="P46"><text:span text:style-name="T46_1"><text:line-break/></text:span></text:p>
          </table:table-cell>
          <text:p text:style-name="P47"><text:span text:style-name="T47_1"><text:line-break/></text:span></text:p>
          <table:table-cell table:style-name="Cell22" table:number-columns-spanned="2">
            <text:p text:style-name="P48"><text:span text:style-name="T48_1"><text:line-break/></text:span></text:p>
          </table:table-cell>
          <text:p text:style-name="P49"><text:span text:style-name="T49_1"><text:line-break/></text:span></text:p>
        </table:table-row>
        <table:table-row table:style-name="Row9">
          <table:table-cell table:style-name="Cell23" table:number-columns-spanned="2">
            <text:p text:style-name="P50"><text:span text:style-name="T50_1"><text:line-break/></text:span></text:p>
          </table:table-cell>
          <text:p text:style-name="P51"><text:span text:style-name="T51_1"><text:line-break/></text:span></text:p>
          <table:table-cell table:style-name="Cell24" table:number-columns-spanned="2">
            <text:p text:style-name="P52"><text:span text:style-name="T52_1"><text:line-break/></text:span></text:p>
          </table:table-cell>
          <text:p text:style-name="P53"><text:span text:style-name="T53_1"><text:line-break/></text:span></text:p>
        </table:table-row>
        <table:table-row table:style-name="Row10">
          <table:table-cell table:style-name="Cell25" table:number-columns-spanned="2">
            <text:p text:style-name="P54"><text:span text:style-name="T54_1"><text:line-break/></text:span></text:p>
          </table:table-cell>
          <text:p text:style-name="P55"><text:span text:style-name="T55_1"><text:line-break/></text:span></text:p>
          <table:table-cell table:style-name="Cell26" table:number-columns-spanned="2">
            <text:p text:style-name="P56"><text:span text:style-name="T56_1"><text:line-break/></text:span></text:p>
          </table:table-cell>
          <text:p text:style-name="P57"><text:span text:style-name="T57_1"><text:line-break/></text:span></text:p>
        </table:table-row>
        <table:table-row table:style-name="Row11">
          <table:table-cell table:style-name="Cell27" table:number-columns-spanned="2">
            <text:p text:style-name="P58"><text:span text:style-name="T58_1"><text:line-break/></text:span></text:p>
          </table:table-cell>
          <text:p text:style-name="P59"><text:span text:style-name="T59_1"><text:line-break/></text:span></text:p>
          <table:table-cell table:style-name="Cell28" table:number-columns-spanned="2">
            <text:p text:style-name="P60"><text:span text:style-name="T60_1"><text:line-break/></text:span></text:p>
          </table:table-cell>
          <text:p text:style-name="P61"><text:span text:style-name="T61_1"><text:line-break/></text:span></text:p>
        </table:table-row>
        <table:table-row table:style-name="Row12">
          <table:table-cell table:style-name="Cell29" table:number-columns-spanned="2">
            <text:p text:style-name="P62"><text:span text:style-name="T62_1"><text:line-break/></text:span></text:p>
          </table:table-cell>
          <text:p text:style-name="P63"><text:span text:style-name="T63_1"><text:line-break/></text:span></text:p>
          <table:table-cell table:style-name="Cell30" table:number-columns-spanned="2">
            <text:p text:style-name="P64"><text:span text:style-name="T64_1"><text:line-break/></text:span></text:p>
          </table:table-cell>
          <text:p text:style-name="P65"><text:span text:style-name="T65_1"><text:line-break/></text:span></text:p>
        </table:table-row>
      </table:table>
      <table:table table:style-name="Table2">
        <table:table-column table:style-name="Column6"/>
        <table:table-column table:style-name="Column7"/>
        <table:table-row table:style-name="Row13">
          <table:table-cell table:style-name="Cell31">
            <text:p text:style-name="P66"><text:span text:style-name="T66_1">RATO<text:s/></text:span></text:p>
          </table:table-cell>
          <table:table-cell table:style-name="Cell32">
            <text:p text:style-name="P67"><text:span text:style-name="T67_1">TEMPO<text:s/></text:span></text:p>
          </table:table-cell>
        </table:table-row>
        <table:table-row table:style-name="Row14">
          <table:table-cell table:style-name="Cell33">
            <text:p text:style-name="P68"><text:span text:style-name="T68_1">01<text:s/></text:span></text:p>
          </table:table-cell>
          <table:table-cell table:style-name="Cell34">
            <text:p text:style-name="P69"><text:span text:style-name="T69_1">3,8<text:s/></text:span></text:p>
          </table:table-cell>
        </table:table-row>
        <table:table-row table:style-name="Row15">
          <table:table-cell table:style-name="Cell35">
            <text:p text:style-name="P70"><text:span text:style-name="T70_1">02<text:s/></text:span></text:p>
          </table:table-cell>
          <table:table-cell table:style-name="Cell36">
            <text:p text:style-name="P71"><text:span text:style-name="T71_1">2,8<text:s/></text:span></text:p>
          </table:table-cell>
        </table:table-row>
        <table:table-row table:style-name="Row16">
          <table:table-cell table:style-name="Cell37">
            <text:p text:style-name="P72"><text:span text:style-name="T72_1">03<text:s/></text:span></text:p>
          </table:table-cell>
          <table:table-cell table:style-name="Cell38">
            <text:p text:style-name="P73"><text:span text:style-name="T73_1">9,8<text:s/></text:span></text:p>
          </table:table-cell>
        </table:table-row>
        <table:table-row table:style-name="Row17">
          <table:table-cell table:style-name="Cell39">
            <text:p text:style-name="P74"><text:span text:style-name="T74_1">04<text:s/></text:span></text:p>
          </table:table-cell>
          <table:table-cell table:style-name="Cell40">
            <text:p text:style-name="P75"><text:span text:style-name="T75_1">10,4<text:s/></text:span></text:p>
          </table:table-cell>
        </table:table-row>
        <table:table-row table:style-name="Row18">
          <table:table-cell table:style-name="Cell41">
            <text:p text:style-name="P76"><text:span text:style-name="T76_1">05<text:s/></text:span></text:p>
          </table:table-cell>
          <table:table-cell table:style-name="Cell42">
            <text:p text:style-name="P77"><text:span text:style-name="T77_1">30,6<text:s/></text:span></text:p>
          </table:table-cell>
        </table:table-row>
      </table:table>
      <text:p text:style-name="P78"><text:span text:style-name="T78_1"><text:line-break/></text:span></text:p>
      <text:p text:style-name="P79"><text:span text:style-name="T79_1"><text:line-break/></text:span></text:p>
      <text:p text:style-name="P80"><text:span text:style-name="T80_1">Média:<text:s/>15,24<text:s/>s.<text:s/></text:span></text:p>
      <text:p text:style-name="P81"><text:span text:style-name="T81_1"><text:line-break/></text:span></text:p>
      <text:p text:style-name="P82"><text:span text:style-name="T82_1"><text:line-break/></text:span></text:p>
      <text:p text:style-name="P83"><text:span text:style-name="T83_1">Obs.:<text:s/>No<text:s/>momento<text:s/>do<text:s/>teste<text:s/>de<text:s/>Hargreaves<text:s/>o<text:s/>animal<text:s/>05<text:s/>da<text:s/>caixa<text:s/>02<text:s/>estava<text:s/>muito<text:s/>parado.<text:s/></text:span></text:p>
      <text:p text:style-name="P84"><text:span text:style-name="T84_1"><text:line-break/></text:span></text:p>
      <text:p text:style-name="P85"><text:span text:style-name="T85_1"><text:line-break/></text:span></text:p>
      <text:p text:style-name="P86"><text:span text:style-name="T86_1"><text:line-break/></text:span><text:span text:style-name="T86_2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/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Reserpina-Sibutramina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